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line-height="150%" fo:text-align="center" style:justify-single-word="false" fo:text-indent="0cm" style:auto-text-indent="false"/>
      <style:text-properties fo:font-weight="bold" officeooo:rsid="001ee270" officeooo:paragraph-rsid="001ee270" style:font-weight-asian="bold" style:font-weight-complex="bold"/>
    </style:style>
    <style:style style:name="P2" style:family="paragraph" style:parent-style-name="Standard">
      <style:paragraph-properties fo:margin-left="0cm" fo:margin-right="0cm" fo:line-height="150%" fo:text-indent="0cm" style:auto-text-indent="false"/>
      <style:text-properties officeooo:rsid="00209879"/>
    </style:style>
    <style:style style:name="P3" style:family="paragraph" style:parent-style-name="Standard">
      <style:paragraph-properties fo:margin-left="0cm" fo:margin-right="0cm" fo:line-height="150%" fo:text-align="justify" style:justify-single-word="false" fo:text-indent="0cm" style:auto-text-indent="false"/>
      <style:text-properties officeooo:rsid="00209879" officeooo:paragraph-rsid="00209879"/>
    </style:style>
    <style:style style:name="P4" style:family="paragraph" style:parent-style-name="Standard">
      <style:paragraph-properties fo:margin-left="0cm" fo:margin-right="0cm" fo:line-height="150%" fo:text-align="justify" style:justify-single-word="false" fo:text-indent="0cm" style:auto-text-indent="false"/>
      <style:text-properties fo:font-style="italic" officeooo:rsid="00209879" officeooo:paragraph-rsid="00209879" style:font-style-asian="italic" style:font-style-complex="italic"/>
    </style:style>
    <style:style style:name="P5" style:family="paragraph" style:parent-style-name="Standard">
      <style:paragraph-properties fo:margin-left="0cm" fo:margin-right="0cm" fo:line-height="150%" fo:text-align="justify" style:justify-single-word="false" fo:text-indent="0cm" style:auto-text-indent="false"/>
      <style:text-properties fo:font-style="italic" officeooo:rsid="0024870a" officeooo:paragraph-rsid="0024870a" style:font-style-asian="italic" style:font-style-complex="italic"/>
    </style:style>
    <style:style style:name="P6"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officeooo:rsid="0024870a" officeooo:paragraph-rsid="0024870a" style:font-style-asian="italic" style:font-style-complex="italic"/>
    </style:style>
    <style:style style:name="P7"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officeooo:rsid="00258d12" officeooo:paragraph-rsid="00258d12" style:font-style-asian="italic" style:font-style-complex="italic"/>
    </style:style>
    <style:style style:name="P8" style:family="paragraph" style:parent-style-name="Standard">
      <style:paragraph-properties fo:margin-left="0cm" fo:margin-right="0cm" fo:line-height="150%" fo:text-align="justify" style:justify-single-word="false" fo:text-indent="0cm" style:auto-text-indent="false"/>
      <style:text-properties fo:font-style="italic" style:text-underline-style="solid" style:text-underline-width="auto" style:text-underline-color="font-color" fo:font-weight="normal" officeooo:rsid="003914f6" officeooo:paragraph-rsid="003914f6" style:font-style-asian="italic" style:font-weight-asian="normal" style:font-style-complex="italic" style:font-weight-complex="normal"/>
    </style:style>
    <style:style style:name="P9" style:family="paragraph" style:parent-style-name="Standard">
      <style:paragraph-properties fo:margin-left="0cm" fo:margin-right="0cm" fo:line-height="150%" fo:text-align="justify" style:justify-single-word="false" fo:text-indent="0cm" style:auto-text-indent="false"/>
      <style:text-properties fo:font-style="italic" style:text-underline-style="none" fo:font-weight="normal" officeooo:rsid="003100b3" officeooo:paragraph-rsid="003100b3" style:font-style-asian="italic" style:font-weight-asian="normal" style:font-style-complex="italic" style:font-weight-complex="normal"/>
    </style:style>
    <style:style style:name="P10" style:family="paragraph" style:parent-style-name="Standard">
      <style:paragraph-properties fo:margin-left="0cm" fo:margin-right="0cm" fo:line-height="150%" fo:text-align="justify" style:justify-single-word="false" fo:text-indent="0cm" style:auto-text-indent="false"/>
      <style:text-properties fo:font-style="normal" officeooo:rsid="00209879" officeooo:paragraph-rsid="00209879" style:font-style-asian="normal" style:font-style-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fo:font-style="normal" officeooo:rsid="0024870a" officeooo:paragraph-rsid="0024870a" style:font-style-asian="normal" style:font-style-complex="normal"/>
    </style:style>
    <style:style style:name="P12" style:family="paragraph" style:parent-style-name="Standard">
      <style:paragraph-properties fo:margin-left="0cm" fo:margin-right="0cm" fo:line-height="150%" fo:text-align="justify" style:justify-single-word="false" fo:text-indent="0cm" style:auto-text-indent="false"/>
      <style:text-properties fo:font-style="normal" officeooo:rsid="0024abcb" officeooo:paragraph-rsid="0024abcb" style:font-style-asian="normal" style:font-style-complex="normal"/>
    </style:style>
    <style:style style:name="P13" style:family="paragraph" style:parent-style-name="Standard">
      <style:paragraph-properties fo:margin-left="0cm" fo:margin-right="0cm" fo:line-height="150%" fo:text-align="justify" style:justify-single-word="false" fo:text-indent="0cm" style:auto-text-indent="false"/>
      <style:text-properties fo:font-style="normal" officeooo:rsid="00258d12" officeooo:paragraph-rsid="00258d12" style:font-style-asian="normal"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style="normal" style:text-underline-style="none" officeooo:rsid="0026b1e3" officeooo:paragraph-rsid="0026b1e3" style:font-style-asian="normal" style:font-style-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style="normal" style:text-underline-style="none" officeooo:rsid="0028b0cf" officeooo:paragraph-rsid="0028b0cf" style:font-style-asian="normal"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style="normal" style:text-underline-style="none" officeooo:rsid="0028ef7c" officeooo:paragraph-rsid="0028ef7c" style:font-style-asian="normal"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100b3" officeooo:paragraph-rsid="003100b3" style:font-style-asian="normal" style:font-weight-asian="normal" style:font-style-complex="normal" style:font-weight-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2482f" officeooo:paragraph-rsid="0032482f" style:font-style-asian="normal" style:font-weight-asian="normal" style:font-style-complex="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277e3" officeooo:paragraph-rsid="003277e3" style:font-style-asian="normal" style:font-weight-asian="normal" style:font-style-complex="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5b72e" officeooo:paragraph-rsid="0035b72e" style:font-style-asian="normal" style:font-weight-asian="normal" style:font-style-complex="normal" style:font-weight-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914f6" officeooo:paragraph-rsid="003914f6" style:font-style-asian="normal" style:font-weight-asian="normal" style:font-style-complex="normal" style:font-weight-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ab8f6" officeooo:paragraph-rsid="003ab8f6" style:font-style-asian="normal" style:font-weight-asian="normal" style:font-style-complex="normal"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c3109" officeooo:paragraph-rsid="003c3109" style:font-style-asian="normal" style:font-weight-asian="normal" style:font-style-complex="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d6c3c" officeooo:paragraph-rsid="003d6c3c" style:font-style-asian="normal" style:font-weight-asian="normal" style:font-style-complex="normal"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tyle="normal" style:text-underline-style="none" fo:font-weight="normal" officeooo:rsid="003f399e" officeooo:paragraph-rsid="003f399e" style:font-style-asian="normal" style:font-weight-asian="normal" style:font-style-complex="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fo:font-style="normal" style:text-underline-style="solid" style:text-underline-width="auto" style:text-underline-color="font-color" fo:font-weight="bold" officeooo:rsid="002cac9b" officeooo:paragraph-rsid="002cac9b" style:font-style-asian="normal" style:font-weight-asian="bold" style:font-style-complex="normal" style:font-weight-complex="bold"/>
    </style:style>
    <style:style style:name="P27" style:family="paragraph" style:parent-style-name="Standard">
      <style:paragraph-properties fo:margin-left="0cm" fo:margin-right="0cm" fo:line-height="150%" fo:text-align="justify" style:justify-single-word="false" fo:text-indent="0cm" style:auto-text-indent="false"/>
      <style:text-properties fo:font-style="normal" style:text-underline-style="solid" style:text-underline-width="auto" style:text-underline-color="font-color" fo:font-weight="bold" officeooo:rsid="0030056d" officeooo:paragraph-rsid="0030056d" style:font-style-asian="normal" style:font-weight-asian="bold" style:font-style-complex="normal" style:font-weight-complex="bold"/>
    </style:style>
    <style:style style:name="P28" style:family="paragraph" style:parent-style-name="Standard">
      <style:paragraph-properties fo:margin-left="0cm" fo:margin-right="0cm" fo:line-height="150%" fo:text-align="justify" style:justify-single-word="false" fo:text-indent="0cm" style:auto-text-indent="false"/>
      <style:text-properties fo:font-size="11pt" fo:font-style="normal" officeooo:rsid="0024abcb" officeooo:paragraph-rsid="0024abcb" style:font-size-asian="11pt" style:font-style-asian="normal" style:font-size-complex="11pt" style:font-style-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fo:font-size="11pt" fo:font-style="normal" officeooo:rsid="0024abcb" officeooo:paragraph-rsid="0024abcb" style:font-size-asian="9.60000038146973pt" style:font-style-asian="normal" style:font-size-complex="11pt" style:font-style-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fo:font-size="11pt" fo:font-style="normal" style:text-underline-style="none" fo:font-weight="normal" officeooo:rsid="00353222" officeooo:paragraph-rsid="00353222" style:font-size-asian="9.60000038146973pt" style:font-style-asian="normal" style:font-weight-asian="normal" style:font-size-complex="11pt" style:font-style-complex="normal"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ext-properties fo:font-size="11pt" fo:font-style="normal" style:text-underline-style="none" fo:font-weight="normal" officeooo:rsid="003914f6" officeooo:paragraph-rsid="003914f6"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fo:font-size="11pt" fo:font-style="normal" style:text-underline-style="none" fo:font-weight="normal" officeooo:rsid="003f399e" officeooo:paragraph-rsid="003f399e"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line-height="150%" fo:text-align="justify" style:justify-single-word="false" fo:text-indent="0cm" style:auto-text-indent="false" fo:padding-left="0cm" fo:padding-right="0cm" fo:padding-top="0cm" fo:padding-bottom="0.074cm" fo:border-left="none" fo:border-right="none" fo:border-top="none" fo:border-bottom="0.99pt solid #000000" style:join-border="false"/>
      <style:text-properties fo:font-style="normal" style:text-underline-style="solid" style:text-underline-width="auto" style:text-underline-color="font-color" fo:font-weight="bold" officeooo:rsid="002cac9b" officeooo:paragraph-rsid="002cac9b" style:font-style-asian="normal" style:font-weight-asian="bold"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fo:padding-left="0cm" fo:padding-right="0cm" fo:padding-top="0cm" fo:padding-bottom="0.074cm" fo:border-left="none" fo:border-right="none" fo:border-top="none" fo:border-bottom="0.99pt solid #000000" style:join-border="false"/>
      <style:text-properties fo:font-style="normal" style:text-underline-style="none" fo:font-weight="normal" officeooo:rsid="0032482f" officeooo:paragraph-rsid="0032482f" style:font-style-asian="normal" style:font-weight-asian="normal" style:font-style-complex="normal" style:font-weight-complex="normal"/>
    </style:style>
    <style:style style:name="P35" style:family="paragraph" style:parent-style-name="Standard">
      <style:paragraph-properties fo:margin-left="0cm" fo:margin-right="0cm" fo:line-height="150%" fo:text-align="justify" style:justify-single-word="false" fo:text-indent="0cm" style:auto-text-indent="false" fo:padding-left="0cm" fo:padding-right="0cm" fo:padding-top="0cm" fo:padding-bottom="0.074cm" fo:border-left="none" fo:border-right="none" fo:border-top="none" fo:border-bottom="0.99pt solid #000000" style:join-border="false"/>
      <style:text-properties fo:font-style="italic" style:text-underline-style="solid" style:text-underline-width="auto" style:text-underline-color="font-color" fo:font-weight="normal" officeooo:rsid="003914f6" officeooo:paragraph-rsid="003914f6" style:font-style-asian="italic" style:font-weight-asian="normal" style:font-style-complex="italic" style:font-weight-complex="normal"/>
    </style:style>
    <style:style style:name="T1" style:family="text">
      <style:text-properties officeooo:rsid="0021d33c"/>
    </style:style>
    <style:style style:name="T2" style:family="text">
      <style:text-properties officeooo:rsid="0024870a"/>
    </style:style>
    <style:style style:name="T3" style:family="text">
      <style:text-properties officeooo:rsid="00258d12"/>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ea9ed" style:font-weight-asian="normal" style:font-weight-complex="normal"/>
    </style:style>
    <style:style style:name="T6" style:family="text">
      <style:text-properties officeooo:rsid="002aba40"/>
    </style:style>
    <style:style style:name="T7" style:family="text">
      <style:text-properties officeooo:rsid="002ea9ed"/>
    </style:style>
    <style:style style:name="T8" style:family="text">
      <style:text-properties officeooo:rsid="0032f821"/>
    </style:style>
    <style:style style:name="T9" style:family="text">
      <style:text-properties officeooo:rsid="0033fa81"/>
    </style:style>
    <style:style style:name="T10" style:family="text">
      <style:text-properties officeooo:rsid="00374f6e"/>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03ab8f6"/>
    </style:style>
    <style:style style:name="T13" style:family="text">
      <style:text-properties officeooo:rsid="003d6c3c"/>
    </style:style>
    <style:style style:name="T14" style:family="text">
      <style:text-properties officeooo:rsid="003f4d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zene 12 – Klettern oder nicht Klettern?</text:p>
      <text:p text:style-name="P2"/>
      <text:p text:style-name="P6">Ich kann nicht klettern:</text:p>
      <text:p text:style-name="P3">P: Also ääähm. Ich kann nicht klettern.</text:p>
      <text:p text:style-name="P3">A: Probiers doch wenigstens.</text:p>
      <text:p text:style-name="P3">P: Tut mir leid, ich trau mich nicht <text:span text:style-name="T2">und ich kanns nicht.</text:span></text:p>
      <text:p text:style-name="P4">A enttäuscht</text:p>
      <text:p text:style-name="P10">A: Komm schon, <text:span text:style-name="T1">ich zeigs dir auch wies geht.</text:span></text:p>
      <text:p text:style-name="P10"/>
      <text:p text:style-name="P6"><text:tab/>Lieber nicht:</text:p>
      <text:p text:style-name="P10">P läuft weg und läuft dahin wo R hingegangen ist.</text:p>
      <text:p text:style-name="P4">A wütend</text:p>
      <text:p text:style-name="P10">A: TOLL!</text:p>
      <text:p text:style-name="P10">Ich wollte wirklich nicht mit A spielen, doch wirklich gut fühlte ich mich nicht dabei. (A----)</text:p>
      <text:p text:style-name="P10"/>
      <text:p text:style-name="P6"><text:tab/>Na gut:</text:p>
      <text:p text:style-name="P11">P: Na gut, aber wenn mir was passiert bist du schuld!</text:p>
      <text:p text:style-name="P11">A: Jeder kann klettern, ist nur eine Frage der Technik!</text:p>
      <text:p text:style-name="P5">A lächelnd</text:p>
      <text:p text:style-name="P11">P: Ich hoffe.</text:p>
      <text:p text:style-name="P11">A sprang herunter vom Baum.</text:p>
      <text:p text:style-name="P28">(Soundeffekt aufprallen)</text:p>
      <text:p text:style-name="P12">A: So. Schau erst a mal mir zou. Nimmst erst as rechte Ba und hebsts an, dann suchst dir mit den Händen nen halt und dann…</text:p>
      <text:p text:style-name="P12">A zog sich mit fast einen Zug nach oben. Ich konnte nichts anderes als staunen, also probierte ich es selbst und rutschte ab. Dann nochmal und nochmal.</text:p>
      <text:p text:style-name="P29">(Soundeffekt aufprallen)</text:p>
      <text:p text:style-name="P12">*RUMPS</text:p>
      <text:p text:style-name="P12">A: Sah doch gut aus, jetzt noch ein bisschen <text:span text:style-name="T3">mehr</text:span> Kraft <text:span text:style-name="T3">in den Beinen</text:span> und du bist oben <text:span text:style-name="T3">oder wir machen Räuberleiter</text:span>. </text:p>
      <text:p text:style-name="P13">P: OK, OK.</text:p>
      <text:p text:style-name="P13">Ich nahm mir noch einmal die Tipps zu Herzen und…</text:p>
      <text:p text:style-name="P13">… ICH WAR OBEN!</text:p>
      <text:p text:style-name="P13">A: SAUBER!</text:p>
      <text:p text:style-name="P13">P: Haha, ich glaubs nicht. </text:p>
      <text:p text:style-name="P7"><text:soft-page-break/>Ich kann klettern:</text:p>
      <text:p text:style-name="P14">Klettern ist nur eine Frage der Technik, ich setzte also meine Hände an, mein Bein nach oben und schon war ich auch oben.</text:p>
      <text:p text:style-name="P15">A: Sauber, kannsts ja so gut wie ich. Respekt.</text:p>
      <text:p text:style-name="P15">P: Ja, ich kletter gern am Gerüst herum.</text:p>
      <text:p text:style-name="P15">A: Bäume sind viel schöner, so groß und massiv. Am besten sind aber Zäune, wie die von meiner Oma!</text:p>
      <text:p text:style-name="P16"/>
      <text:p text:style-name="P16">→ Plot resumes <text:span text:style-name="T6">auf den Baum.</text:span></text:p>
      <text:p text:style-name="P16"/>
      <text:p text:style-name="P26">Falls P <text:span text:style-name="T7">versucht hat den Streit zu schlichten</text:span></text:p>
      <text:p text:style-name="P26"><text:span text:style-name="T4">P: Also, worum ging es jetzt eigentlich?</text:span></text:p>
      <text:p text:style-name="P33"><text:span text:style-name="T4">A: </text:span><text:span text:style-name="T5">Um Geschmack. Schokolade ist das beste und R mag eben Vanilleeis mehr. Ich wollte ihn einfach nur etwas nerven deswegen, doch er bleibt mir einfach immer zu langweilig, dass hat mich wütend gemacht.</text:span></text:p>
      <text:p text:style-name="P26"><text:span text:style-name="T5"/></text:p>
      <text:p text:style-name="P27"><text:span text:style-name="T5">P: </text:span><text:span text:style-name="T4">Bist du noch sauer?</text:span></text:p>
      <text:p text:style-name="P27"><text:span text:style-name="T4">A: Etwas.</text:span></text:p>
      <text:p text:style-name="P27"><text:span text:style-name="T4"/></text:p>
      <text:p text:style-name="P27">Falls man Snackers hat, anbieten oder nicht, bei nicht einfach Dialog skippen:</text:p>
      <text:p text:style-name="P17">P: Ich hab ein paar Snackers wenn du Schokolade willst, ich kann dir dann drinnen eins geben.</text:p>
      <text:p text:style-name="P17">A: Ein Mensch mit Geschmack also!</text:p>
      <text:p text:style-name="P17">P: Ich weiß nicht wie ich schmecke!</text:p>
      <text:p text:style-name="P9">A lächeln</text:p>
      <text:p text:style-name="P17">A fing an auf diese Aussage zu lachen und ich wusste nicht wieso.</text:p>
      <text:p text:style-name="P34">A: Aaahh, Super. Jetzt gehts mir besser.</text:p>
      <text:p text:style-name="P18"/>
      <text:p text:style-name="P19">P: Also der Junge war R? Wie ist der denn so?</text:p>
      <text:p text:style-name="P19">A: Ganz komischer Kauz. Er ist ein echt netter Kerl und ich bin auf seinen Geburtstag am Freitag eingeladen. Er ist einer meiner besten Freunde, aber er ist eben so unglaublich Normal, dass treibt mich manchmal echt an die Decke.</text:p>
      <text:p text:style-name="P19">P: Und ihr…</text:p>
      <text:p text:style-name="P19">A: Außerdem sind wir sooft anderer Meinung und du hasts ja gesehen, er hat immer den gleichen Standpunkt <text:span text:style-name="T9">und wenn er darüber redet ist er sooo laaangweilig,</text:span> ich weiß nicht was das soll.</text:p>
      <text:p text:style-name="P19">P: Und das ist also schlecht, oder?</text:p>
      <text:p text:style-name="P19"><text:soft-page-break/>A: Eigentlich nicht, aber es nervt mich, was er aber mag sind Monsterfilme mit riesigen Gestalten die miteinander kämpfen. Er hat einen Bruder bei den er die Filme immer anschauen kann, sein Bruder ist übrigens sehr nett.</text:p>
      <text:p text:style-name="P19">P: Was für Film-.</text:p>
      <text:p text:style-name="P19">A: <text:span text:style-name="T9">Die Gozok Reihe, Omegas und ähnliches .</text:span>Kannst du ja vielleicht kennenlernen, ich kann ja mal mit R reden ob du auch am Freitag kommen kannst…</text:p>
      <text:p text:style-name="P30">(fadeout)</text:p>
      <text:p text:style-name="P19">Und Sie erzählt und erzählte… <text:span text:style-name="T8">und erzählte weiter, ich konnte kaum einen Satz einbringen, aber jedes mal wenn ich einen Begann, beantwortet Sie ihn bevor ich ihn beenden konnte. Was irgendwie gruselig war.</text:span></text:p>
      <text:p text:style-name="P31">(fadein Garderobe/Kindergartenzimmer)</text:p>
      <text:p text:style-name="P20">Der Rest vom Tag verlief dann wie normal, <text:span text:style-name="T10">meine Mutter holte mich dann wie immer am Nachmittag ab.</text:span></text:p>
      <text:p text:style-name="P21">M: Und. Hat es dir heute gefallen?</text:p>
      <text:p text:style-name="P21">P: Ja schon gut. --- </text:p>
      <text:p text:style-name="P21"><text:span text:style-name="T11">Falls Snackers gedealt wurden</text:span></text:p>
      <text:p text:style-name="P21"><text:span text:style-name="T11"/></text:p>
      <text:p text:style-name="P8">Fragen ob man Knappers kaufen kann.</text:p>
      <text:p text:style-name="P21">P: Aber du, haben wir noch Knappers daheim?</text:p>
      <text:p text:style-name="P21">M: <text:span text:style-name="T12">Wir haben die eigentlich kaum.</text:span></text:p>
      <text:p text:style-name="P22">P: Ich will mal wieder welche haben.</text:p>
      <text:p text:style-name="P22">M: Ich kann dir morgen eines geben, aber nur wenn du mir heute auch in der Küche hilfst.</text:p>
      <text:p text:style-name="P22">P: Wie immer also?</text:p>
      <text:p text:style-name="P22">M: So in etwa.</text:p>
      <text:p text:style-name="P32">(get Knappers)</text:p>
      <text:p text:style-name="P21"/>
      <text:p text:style-name="P35">Nichts sagen.</text:p>
      <text:p text:style-name="P23">P: <text:span text:style-name="T13">Ich hab R kennengelernt.</text:span></text:p>
      <text:p text:style-name="P24">M: Wie ist R so?</text:p>
      <text:p text:style-name="P24">P: Vielleicht darf ich Freitag auf seinen Geburtstag!</text:p>
      <text:p text:style-name="P24">M: Freut mich ja wenn du Freunde machst!</text:p>
      <text:p text:style-name="P24"/>
      <text:p text:style-name="P25">Ich redete noch etwas mit meiner Mutter und ließ den Rest vom Tag vor mich hinlaufen, <text:span text:style-name="T14">bevor ich mich nach einer Gute Nacht Geschichte schlafen leg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2T21:30:31.865000000</meta:creation-date>
    <dc:date>2018-12-12T22:37:05.137000000</dc:date>
    <meta:editing-duration>PT1H5M27S</meta:editing-duration>
    <meta:editing-cycles>34</meta:editing-cycles>
    <meta:generator>LibreOffice/6.1.2.1$Windows_X86_64 LibreOffice_project/65905a128db06ba48db947242809d14d3f9a93fe</meta:generator>
    <meta:document-statistic meta:table-count="0" meta:image-count="0" meta:object-count="0" meta:page-count="3" meta:paragraph-count="76" meta:word-count="742" meta:character-count="4059" meta:non-whitespace-character-count="3388"/>
  </office:meta>
</office:document-meta>
</file>